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Controller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restControl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restController.doGet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rrestController.ForrestControl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restControll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